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4" style:family="paragraph" style:parent-style-name="Standard" style:list-style-name="L1">
      <style:text-properties fo:font-size="10pt" fo:font-weight="normal" officeooo:rsid="004f3e66" officeooo:paragraph-rsid="004f3e66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5" style:family="paragraph" style:parent-style-name="Standard" style:list-style-name="L1">
      <style:text-properties fo:font-size="10pt" fo:font-weight="normal" officeooo:rsid="003fea94" officeooo:paragraph-rsid="003fea94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485159" officeooo:paragraph-rsid="00485159" style:font-size-asian="10pt" style:font-weight-asian="normal" style:font-size-complex="10pt" style:font-weight-complex="normal"/>
    </style:style>
    <style:style style:name="T1" style:family="text">
      <style:text-properties officeooo:rsid="0014f6c7"/>
    </style:style>
    <style:style style:name="T2" style:family="text">
      <style:text-properties officeooo:rsid="00162e7b"/>
    </style:style>
    <style:style style:name="T3" style:family="text">
      <style:text-properties officeooo:rsid="00169966"/>
    </style:style>
    <style:style style:name="T4" style:family="text">
      <style:text-properties officeooo:rsid="00210bee"/>
    </style:style>
    <style:style style:name="T5" style:family="text">
      <style:text-properties officeooo:rsid="0035ddc2"/>
    </style:style>
    <style:style style:name="T6" style:family="text">
      <style:text-properties officeooo:rsid="0035e422"/>
    </style:style>
    <style:style style:name="T7" style:family="text">
      <style:text-properties officeooo:rsid="0037c28f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officeooo:rsid="004a4333" style:text-overline-style="none" style:text-overline-color="font-color"/>
    </style:style>
    <style:style style:name="T10" style:family="text">
      <style:text-properties officeooo:rsid="00405e5e"/>
    </style:style>
    <style:style style:name="T11" style:family="text">
      <style:text-properties officeooo:rsid="004656ef"/>
    </style:style>
    <style:style style:name="T12" style:family="text">
      <style:text-properties officeooo:rsid="0047fc9d"/>
    </style:style>
    <style:style style:name="T13" style:family="text">
      <style:text-properties officeooo:rsid="004a4333"/>
    </style:style>
    <style:style style:name="T14" style:family="text">
      <style:text-properties style:text-overline-style="solid" style:text-overline-width="auto" style:text-overline-color="font-color"/>
    </style:style>
    <style:style style:name="T15" style:family="text">
      <style:text-properties officeooo:rsid="004a4333" style:text-overline-style="solid" style:text-overline-width="auto" style:text-overline-color="font-color"/>
    </style:style>
    <style:style style:name="T16" style:family="text">
      <style:text-properties officeooo:rsid="004656ef" style:text-overline-style="solid" style:text-overline-width="auto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40506968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5">conclude</text:span> before requesting</text:p>
            </text:list-item>
            <text:list-item>
              <text:p text:style-name="P4">PM <text:span text:style-name="T6">must </text:span>wait <text:span text:style-name="T7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4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1">Acknowledge the fact that different architectures have different layouts</text:p>
            </text:list-item>
            <text:list-item>
              <text:p text:style-name="P12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3">CSX</text:p>
            </text:list-item>
            <text:list-item>
              <text:p text:style-name="P13">IRQX</text:p>
            </text:list-item>
            <text:list-item>
              <text:p text:style-name="P10"><text:span text:style-name="T16">V</text:span><text:span text:style-name="T11">&lt;7..0&gt;</text:span></text:p>
            </text:list-item>
          </text:list>
        </text:list-item>
        <text:list-item>
          <text:p text:style-name="P11"><text:span text:style-name="T12">I</text:span>mplementation<text:span text:style-name="T12">s</text:span></text:p>
          <text:list>
            <text:list-item>
              <text:p text:style-name="P11">Address lines</text:p>
              <text:list>
                <text:list-item>
                  <text:p text:style-name="P11"><text:span text:style-name="T12">Masters r</text:span>equired to drive all 20 address lines <text:span text:style-name="T10">tri-state (This is implied already but could be added to 2.1.1.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9-19T22:10:13.809671896</dc:date>
    <meta:editing-duration>PT6H29M24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49" meta:character-count="867" meta:non-whitespace-character-count="763"/>
  </office:meta>
</office:document-meta>
</file>